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dcff" draw:textarea-horizontal-align="justify" draw:textarea-vertical-align="middle" draw:auto-grow-height="false" draw:shadow="visible"/>
    </style:style>
    <style:style style:name="gr2" style:family="graphic" style:parent-style-name="standard" style:list-style-name="L1">
      <style:graphic-properties svg:stroke-width="0cm" draw:marker-start-width="0cm" draw:marker-end-width="0cm" draw:fill="solid" draw:fill-color="#ffffff" draw:textarea-horizontal-align="justify" draw:textarea-vertical-align="middle" draw:auto-grow-height="false" fo:padding-top="0.125cm" fo:padding-bottom="0.125cm" fo:padding-left="0.25cm" fo:padding-right="0.25cm" draw:shadow="visible"/>
    </style:style>
    <style:style style:name="gr3" style:family="graphic" style:parent-style-name="standard">
      <style:graphic-properties draw:stroke="none" svg:stroke-color="#000000" draw:fill="solid" draw:fill-color="#e6e6ff" draw:textarea-horizontal-align="left" draw:auto-grow-height="true" draw:auto-grow-width="true" fo:min-height="0cm" fo:min-width="7.7cm" draw:shadow="visible"/>
    </style:style>
    <style:style style:name="gr4" style:family="graphic" style:parent-style-name="standard">
      <style:graphic-properties svg:stroke-width="0cm" draw:marker-start-width="0.2cm" draw:marker-end-width="0.2cm" draw:textarea-vertical-align="middle" fo:padding-top="0.125cm" fo:padding-bottom="0.125cm" fo:padding-left="0.25cm" fo:padding-right="0.25cm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draw:shadow="visible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marker-start-width="0cm" draw:marker-end-width="0cm" draw:fill="solid" draw:fill-color="#ffffff" draw:textarea-horizontal-align="justify" draw:textarea-vertical-align="middle" draw:auto-grow-height="false" draw:shadow="visib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2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083cm"/>
    </style:style>
    <style:style style:name="gr11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T1" style:family="text">
      <style:text-properties fo:font-family="'Liberation Sans'" style:font-family-generic="roman" style:font-pitch="variable" fo:font-size="18pt" fo:font-weight="bold" style:letter-kerning="true" style:font-family-asian="'WenQuanYi Micro Hei'" style:font-family-generic-asian="system" style:font-pitch-asian="variable" style:font-size-asian="18pt" style:font-weight-asian="bold" style:font-family-complex="'Lohit Hindi'" style:font-family-generic-complex="system" style:font-pitch-complex="variable" style:font-size-complex="18pt" style:font-weight-complex="bold"/>
    </style:style>
    <style:style style:name="T2" style:family="text">
      <style:text-properties fo:font-family="'Liberation Sans'" style:font-family-generic="roman" style:font-pitch="variable" fo:font-size="18pt" style:text-underline-style="solid" style:text-underline-width="auto" style:text-underline-color="font-color" fo:font-weight="normal" style:letter-kerning="true" style:font-family-asian="'WenQuanYi Micro Hei'" style:font-family-generic-asian="system" style:font-pitch-asian="variable" style:font-size-asian="18pt" style:font-weight-asian="normal" style:font-family-complex="'Lohit Hindi'" style:font-family-generic-complex="system" style:font-pitch-complex="variable" style:font-size-complex="18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family="'Liberation Sans'" style:font-family-generic="roman" style:font-pitch="variable" fo:font-size="18pt" style:text-underline-style="none" fo:font-weight="normal" style:letter-kerning="true" style:font-family-asian="'WenQuanYi Micro Hei'" style:font-family-generic-asian="system" style:font-pitch-asian="variable" style:font-size-asian="18pt" style:font-weight-asian="normal" style:font-family-complex="'Lohit Hindi'" style:font-family-generic-complex="system" style:font-pitch-complex="variable" style:font-size-complex="18pt" style:font-weight-complex="normal"/>
    </style:style>
    <style:style style:name="T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" style:family="text">
      <style:text-properties fo:font-family="'Liberation Sans'" style:font-family-generic="roman" style:font-pitch="variable" fo:font-size="18pt" style:text-underline-style="solid" style:text-underline-width="auto" style:text-underline-color="font-color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T7" style:family="text">
      <style:text-properties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1" draw:id="id1" draw:layer="layout" svg:width="4.7cm" svg:height="2.6cm" svg:x="8cm" svg:y="4.4cm">
          <text:p text:style-name="P1"><text:span text:style-name="T1">PEDIDOS</text:span></text:p>
          <text:p text:style-name="P1"><text:span text:style-name="T2">id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6.8cm" svg:height="3.91cm" draw:transform="skewX (-0.0120427718387609) rotate (-0.0120427718387613) translate (19.6cm 4cm)">
          <text:p text:style-name="P2"><text:span text:style-name="T3">LINEASPEDIDO</text:span></text:p>
          <text:p text:style-name="P2"><text:span text:style-name="T2">id</text:span></text:p>
          <text:p text:style-name="P2"><text:span text:style-name="T4">cantidad</text:span></text:p>
          <draw:enhanced-geometry svg:viewBox="0 0 21600 21600" draw:type="rectangle" draw:enhanced-path="M 0 0 L 21600 0 21600 21600 0 21600 0 0 Z N"/>
        </draw:custom-shape>
        <draw:frame draw:style-name="gr3" draw:layer="layout" svg:width="8.2cm" svg:height="1.673cm" svg:x="1.2cm" svg:y="1.038cm">
          <draw:text-box>
            <text:p>DISEÑO ER. TIENDA </text:p>
            <text:p>Paco Aldarias. 14.2.2014</text:p>
          </draw:text-box>
        </draw:frame>
        <draw:connector draw:style-name="gr4" draw:text-style-name="P1" draw:layer="layout" svg:x1="12.7cm" svg:y1="5.7cm" svg:x2="19.6cm" svg:y2="5.955cm" draw:start-shape="id1" draw:start-glue-point="1" draw:end-shape="id2" draw:end-glue-point="3" svg:d="m12700 5700h3550v255h3350" svg:viewBox="0 0 6901 256">
          <text:p text:style-name="P1">ASOCIA</text:p>
        </draw:connector>
        <draw:custom-shape draw:style-name="gr5" draw:text-style-name="P1" xml:id="id3" draw:id="id3" draw:layer="layout" svg:width="4.5cm" svg:height="3.4cm" svg:x="8.067cm" svg:y="14.7cm">
          <text:p text:style-name="P1"><text:span text:style-name="T3">CLIENTES</text:span></text:p>
          <text:p text:style-name="P1"><text:span text:style-name="T5">id</text:span></text:p>
          <text:p text:style-name="P1">nombre</text:p>
          <text:p text:style-name="P1">email</text:p>
          <text:p text:style-name="P1"/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line-skew="0.3cm" svg:x1="10.35cm" svg:y1="7cm" svg:x2="10.317cm" svg:y2="14.7cm" draw:start-shape="id1" draw:start-glue-point="2" draw:end-shape="id3" svg:d="m10350 7000v4250h-33v3450" svg:viewBox="0 0 34 7701">
          <text:p text:style-name="P1">REALIZA</text:p>
        </draw:connector>
        <draw:custom-shape draw:style-name="gr7" draw:text-style-name="P1" xml:id="id4" draw:id="id4" draw:layer="layout" svg:width="4.65cm" svg:height="3.3cm" svg:x="20.65cm" svg:y="15cm">
          <text:p text:style-name="P1"><text:span text:style-name="T1">PRODUCTOS</text:span></text:p>
          <text:p text:style-name="P1"><text:span text:style-name="T6">id</text:span></text:p>
          <text:p text:style-name="P1"><text:span text:style-name="T7">nombre</text:span></text:p>
          <text:p text:style-name="P1"><text:span text:style-name="T7">importe</text:span></text:p>
          <text:p text:style-name="P1"><text:span text:style-name="T7"/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23cm" svg:y1="7.951cm" svg:x2="22.975cm" svg:y2="15cm" draw:start-shape="id2" draw:start-glue-point="2" draw:end-shape="id4" svg:d="m23000 7951v3645h-25v3404" svg:viewBox="0 0 26 7050">
          <text:p text:style-name="P1">TIENE</text:p>
        </draw:connector>
        <draw:frame draw:style-name="gr8" draw:layer="layout" svg:width="1.383cm" svg:height="0.962cm" svg:x="12.612cm" svg:y="4.5cm">
          <draw:text-box>
            <text:p>1,1</text:p>
          </draw:text-box>
        </draw:frame>
        <draw:frame draw:style-name="gr8" draw:layer="layout" svg:width="1.383cm" svg:height="0.962cm" svg:x="11.184cm" svg:y="13.538cm">
          <draw:text-box>
            <text:p>1,1</text:p>
          </draw:text-box>
        </draw:frame>
        <draw:frame draw:style-name="gr8" draw:layer="layout" svg:width="1.488cm" svg:height="0.962cm" svg:x="11.317cm" svg:y="7.438cm">
          <draw:text-box>
            <text:p>0,N</text:p>
          </draw:text-box>
        </draw:frame>
        <draw:frame draw:style-name="gr8" draw:layer="layout" svg:width="1.488cm" svg:height="0.962cm" svg:x="17.7cm" svg:y="4.5cm">
          <draw:text-box>
            <text:p>1,N</text:p>
          </draw:text-box>
        </draw:frame>
        <draw:frame draw:style-name="gr9" draw:layer="layout" svg:width="1.488cm" svg:height="0.962cm" svg:x="23.4cm" svg:y="8.4cm">
          <draw:text-box>
            <text:p>0,N</text:p>
          </draw:text-box>
        </draw:frame>
        <draw:frame draw:style-name="gr10" draw:layer="layout" svg:width="1.583cm" svg:height="0.962cm" svg:x="23.717cm" svg:y="13.7cm">
          <draw:text-box>
            <text:p>1,1</text:p>
          </draw:text-box>
        </draw:frame>
        <draw:frame draw:style-name="gr8" draw:layer="layout" svg:width="3.317cm" svg:height="0.962cm" svg:x="2.183cm" svg:y="8.2cm">
          <draw:text-box>
            <text:p>fechahora</text:p>
          </draw:text-box>
        </draw:frame>
        <draw:connector draw:style-name="gr11" draw:text-style-name="P1" draw:layer="layout" draw:line-skew="-2.428cm" svg:x1="5.528cm" svg:y1="8.623cm" svg:x2="10.3cm" svg:y2="9.076cm" svg:d="m5528 8623h-42v453h4814" svg:viewBox="0 0 4815 45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2-13T11:24:12.658611599</meta:creation-date>
    <dc:date>2014-02-14T18:12:47</dc:date>
    <meta:editing-duration>PT1H43M39S</meta:editing-duration>
    <meta:editing-cycles>18</meta:editing-cycles>
    <meta:generator>LibreOffice/3.5$Linux_X86_64 LibreOffice_project/350m1$Build-2</meta:generator>
    <dc:creator>paco </dc:creator>
    <meta:document-statistic meta:object-count="16"/>
  </office:meta>
</office:document-meta>
</file>